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6011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6:01:19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.96196" calcext:value-type="float">
            <text:p>4.96196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210931" calcext:value-type="float">
            <text:p>0.2109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254587" calcext:value-type="float">
            <text:p>12.25458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.96196" calcext:value-type="float">
            <text:p>4.9619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1.736961" calcext:value-type="float">
            <text:p>61.7369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55213" calcext:value-type="float">
            <text:p>0.15521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62847" calcext:value-type="float">
            <text:p>0.062847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80284" calcext:value-type="float">
            <text:p>0.180284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164246" calcext:value-type="float">
            <text:p>0.16424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151933" calcext:value-type="float">
            <text:p>0.151933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082706" calcext:value-type="float">
            <text:p>0.082706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6476" calcext:value-type="float">
            <text:p>0.16476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201798" calcext:value-type="float">
            <text:p>0.201798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155213" calcext:value-type="float">
            <text:p>0.155213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62847" calcext:value-type="float">
            <text:p>0.06284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180284" calcext:value-type="float">
            <text:p>0.180284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164246" calcext:value-type="float">
            <text:p>0.164246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912472" calcext:value-type="float">
            <text:p>0.91247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2.122236" calcext:value-type="float">
            <text:p>2.1222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.544811" calcext:value-type="float">
            <text:p>10.544811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.000128" calcext:value-type="float">
            <text:p>0.000128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.000151" calcext:value-type="float">
            <text:p>0.000151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0042" calcext:value-type="float">
            <text:p>0.000042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0177" calcext:value-type="float">
            <text:p>0.000177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0406" calcext:value-type="float">
            <text:p>0.000406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955" calcext:value-type="float">
            <text:p>0.000955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1837" calcext:value-type="float">
            <text:p>0.001837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3077" calcext:value-type="float">
            <text:p>0.003077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4525" calcext:value-type="float">
            <text:p>0.004525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6114" calcext:value-type="float">
            <text:p>0.006114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7816" calcext:value-type="float">
            <text:p>0.007816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9509" calcext:value-type="float">
            <text:p>0.009509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11193" calcext:value-type="float">
            <text:p>0.011193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17483" calcext:value-type="float">
            <text:p>0.017483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22353" calcext:value-type="float">
            <text:p>0.022353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34033" calcext:value-type="float">
            <text:p>0.034033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41397" calcext:value-type="float">
            <text:p>0.041397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49975" calcext:value-type="float">
            <text:p>0.049975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59873" calcext:value-type="float">
            <text:p>0.059873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72028" calcext:value-type="float">
            <text:p>0.072028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8604" calcext:value-type="float">
            <text:p>0.08604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102717" calcext:value-type="float">
            <text:p>0.102717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121439" calcext:value-type="float">
            <text:p>0.121439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142206" calcext:value-type="float">
            <text:p>0.142206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166111" calcext:value-type="float">
            <text:p>0.166111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192404" calcext:value-type="float">
            <text:p>0.192404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222011" calcext:value-type="float">
            <text:p>0.222011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255873" calcext:value-type="float">
            <text:p>0.255873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29361" calcext:value-type="float">
            <text:p>0.29361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336516" calcext:value-type="float">
            <text:p>0.336516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382881" calcext:value-type="float">
            <text:p>0.382881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432919" calcext:value-type="float">
            <text:p>0.432919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487949" calcext:value-type="float">
            <text:p>0.487949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546735" calcext:value-type="float">
            <text:p>0.546735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609568" calcext:value-type="float">
            <text:p>0.609568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673429" calcext:value-type="float">
            <text:p>0.673429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738319" calcext:value-type="float">
            <text:p>0.738319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799817" calcext:value-type="float">
            <text:p>0.799817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857112" calcext:value-type="float">
            <text:p>0.85711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907032" calcext:value-type="float">
            <text:p>0.907032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948209" calcext:value-type="float">
            <text:p>0.948209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980929" calcext:value-type="float">
            <text:p>0.980929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997228" calcext:value-type="float">
            <text:p>0.997228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986501" calcext:value-type="float">
            <text:p>0.986501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960668" calcext:value-type="float">
            <text:p>0.960668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92489" calcext:value-type="float">
            <text:p>0.92489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878724" calcext:value-type="float">
            <text:p>0.878724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828212" calcext:value-type="float">
            <text:p>0.828212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773243" calcext:value-type="float">
            <text:p>0.773243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716552" calcext:value-type="float">
            <text:p>0.716552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659298" calcext:value-type="float">
            <text:p>0.659298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603609" calcext:value-type="float">
            <text:p>0.603609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550973" calcext:value-type="float">
            <text:p>0.550973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501891" calcext:value-type="float">
            <text:p>0.501891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457656" calcext:value-type="float">
            <text:p>0.457656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417232" calcext:value-type="float">
            <text:p>0.417232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381709" calcext:value-type="float">
            <text:p>0.381709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348808" calcext:value-type="float">
            <text:p>0.348808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318694" calcext:value-type="float">
            <text:p>0.318694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291501" calcext:value-type="float">
            <text:p>0.291501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2662" calcext:value-type="float">
            <text:p>0.2662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243176" calcext:value-type="float">
            <text:p>0.243176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221115" calcext:value-type="float">
            <text:p>0.221115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200125" calcext:value-type="float">
            <text:p>0.200125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181335" calcext:value-type="float">
            <text:p>0.181335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164332" calcext:value-type="float">
            <text:p>0.164332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149524" calcext:value-type="float">
            <text:p>0.149524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135646" calcext:value-type="float">
            <text:p>0.135646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122775" calcext:value-type="float">
            <text:p>0.122775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111808" calcext:value-type="float">
            <text:p>0.111808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102329" calcext:value-type="float">
            <text:p>0.102329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94759" calcext:value-type="float">
            <text:p>0.094759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88084" calcext:value-type="float">
            <text:p>0.088084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82315" calcext:value-type="float">
            <text:p>0.082315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77088" calcext:value-type="float">
            <text:p>0.077088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72005" calcext:value-type="float">
            <text:p>0.072005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6743" calcext:value-type="float">
            <text:p>0.06743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635" calcext:value-type="float">
            <text:p>0.0635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60248" calcext:value-type="float">
            <text:p>0.060248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57614" calcext:value-type="float">
            <text:p>0.057614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55324" calcext:value-type="float">
            <text:p>0.055324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53492" calcext:value-type="float">
            <text:p>0.053492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51895" calcext:value-type="float">
            <text:p>0.051895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50587" calcext:value-type="float">
            <text:p>0.050587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49734" calcext:value-type="float">
            <text:p>0.049734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49246" calcext:value-type="float">
            <text:p>0.049246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49167" calcext:value-type="float">
            <text:p>0.049167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49232" calcext:value-type="float">
            <text:p>0.049232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49568" calcext:value-type="float">
            <text:p>0.049568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50545" calcext:value-type="float">
            <text:p>0.050545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52116" calcext:value-type="float">
            <text:p>0.052116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54162" calcext:value-type="float">
            <text:p>0.054162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5622" calcext:value-type="float">
            <text:p>0.05622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58273" calcext:value-type="float">
            <text:p>0.058273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60279" calcext:value-type="float">
            <text:p>0.060279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62233" calcext:value-type="float">
            <text:p>0.062233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6424" calcext:value-type="float">
            <text:p>0.06424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66349" calcext:value-type="float">
            <text:p>0.066349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68448" calcext:value-type="float">
            <text:p>0.068448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70289" calcext:value-type="float">
            <text:p>0.070289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71857" calcext:value-type="float">
            <text:p>0.071857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73173" calcext:value-type="float">
            <text:p>0.073173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74395" calcext:value-type="float">
            <text:p>0.074395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75285" calcext:value-type="float">
            <text:p>0.075285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75734" calcext:value-type="float">
            <text:p>0.075734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75738" calcext:value-type="float">
            <text:p>0.075738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75496" calcext:value-type="float">
            <text:p>0.075496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75208" calcext:value-type="float">
            <text:p>0.075208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74933" calcext:value-type="float">
            <text:p>0.074933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74735" calcext:value-type="float">
            <text:p>0.074735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7441" calcext:value-type="float">
            <text:p>0.07441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73361" calcext:value-type="float">
            <text:p>0.073361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71565" calcext:value-type="float">
            <text:p>0.071565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69327" calcext:value-type="float">
            <text:p>0.069327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67206" calcext:value-type="float">
            <text:p>0.067206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65208" calcext:value-type="float">
            <text:p>0.065208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63242" calcext:value-type="float">
            <text:p>0.063242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61281" calcext:value-type="float">
            <text:p>0.061281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59161" calcext:value-type="float">
            <text:p>0.059161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56872" calcext:value-type="float">
            <text:p>0.056872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54521" calcext:value-type="float">
            <text:p>0.054521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52315" calcext:value-type="float">
            <text:p>0.052315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50353" calcext:value-type="float">
            <text:p>0.050353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48813" calcext:value-type="float">
            <text:p>0.048813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47645" calcext:value-type="float">
            <text:p>0.047645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46543" calcext:value-type="float">
            <text:p>0.046543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45209" calcext:value-type="float">
            <text:p>0.045209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43644" calcext:value-type="float">
            <text:p>0.043644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42055" calcext:value-type="float">
            <text:p>0.042055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40492" calcext:value-type="float">
            <text:p>0.040492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3912" calcext:value-type="float">
            <text:p>0.03912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37937" calcext:value-type="float">
            <text:p>0.037937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36481" calcext:value-type="float">
            <text:p>0.036481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34445" calcext:value-type="float">
            <text:p>0.034445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32223" calcext:value-type="float">
            <text:p>0.032223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30864" calcext:value-type="float">
            <text:p>0.030864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30489" calcext:value-type="float">
            <text:p>0.030489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30024" calcext:value-type="float">
            <text:p>0.030024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28855" calcext:value-type="float">
            <text:p>0.028855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27214" calcext:value-type="float">
            <text:p>0.027214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25881" calcext:value-type="float">
            <text:p>0.025881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24775" calcext:value-type="float">
            <text:p>0.024775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23529" calcext:value-type="float">
            <text:p>0.023529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22042" calcext:value-type="float">
            <text:p>0.022042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20676" calcext:value-type="float">
            <text:p>0.020676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19592" calcext:value-type="float">
            <text:p>0.019592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18795" calcext:value-type="float">
            <text:p>0.018795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18003" calcext:value-type="float">
            <text:p>0.018003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17162" calcext:value-type="float">
            <text:p>0.017162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16164" calcext:value-type="float">
            <text:p>0.016164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15014" calcext:value-type="float">
            <text:p>0.015014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14096" calcext:value-type="float">
            <text:p>0.014096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13514" calcext:value-type="float">
            <text:p>0.013514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13029" calcext:value-type="float">
            <text:p>0.013029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1221" calcext:value-type="float">
            <text:p>0.01221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1141" calcext:value-type="float">
            <text:p>0.011141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0189" calcext:value-type="float">
            <text:p>0.010189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09473" calcext:value-type="float">
            <text:p>0.009473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09102" calcext:value-type="float">
            <text:p>0.009102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08945" calcext:value-type="float">
            <text:p>0.008945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08711" calcext:value-type="float">
            <text:p>0.008711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08134" calcext:value-type="float">
            <text:p>0.008134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07341" calcext:value-type="float">
            <text:p>0.007341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06732" calcext:value-type="float">
            <text:p>0.006732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06419" calcext:value-type="float">
            <text:p>0.006419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06419" calcext:value-type="float">
            <text:p>0.006419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06362" calcext:value-type="float">
            <text:p>0.006362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05518" calcext:value-type="float">
            <text:p>0.005518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04536" calcext:value-type="float">
            <text:p>0.004536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04233" calcext:value-type="float">
            <text:p>0.004233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04552" calcext:value-type="float">
            <text:p>0.004552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0486" calcext:value-type="float">
            <text:p>0.00486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004893" calcext:value-type="float">
            <text:p>0.004893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004662" calcext:value-type="float">
            <text:p>0.004662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004329" calcext:value-type="float">
            <text:p>0.004329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003897" calcext:value-type="float">
            <text:p>0.003897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003454" calcext:value-type="float">
            <text:p>0.003454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003026" calcext:value-type="float">
            <text:p>0.003026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002639" calcext:value-type="float">
            <text:p>0.002639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002351" calcext:value-type="float">
            <text:p>0.002351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002237" calcext:value-type="float">
            <text:p>0.002237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002269" calcext:value-type="float">
            <text:p>0.002269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002326" calcext:value-type="float">
            <text:p>0.002326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002306" calcext:value-type="float">
            <text:p>0.002306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002114" calcext:value-type="float">
            <text:p>0.002114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001803" calcext:value-type="float">
            <text:p>0.001803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001516" calcext:value-type="float">
            <text:p>0.001516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001434" calcext:value-type="float">
            <text:p>0.001434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001527" calcext:value-type="float">
            <text:p>0.001527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001589" calcext:value-type="float">
            <text:p>0.001589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001678" calcext:value-type="float">
            <text:p>0.001678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001944" calcext:value-type="float">
            <text:p>0.001944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002228" calcext:value-type="float">
            <text:p>0.002228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002398" calcext:value-type="float">
            <text:p>0.002398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002436" calcext:value-type="float">
            <text:p>0.002436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02451" calcext:value-type="float">
            <text:p>0.002451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02085" calcext:value-type="float">
            <text:p>0.002085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0171" calcext:value-type="float">
            <text:p>0.00171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01395" calcext:value-type="float">
            <text:p>0.001395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01197" calcext:value-type="float">
            <text:p>0.001197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01038" calcext:value-type="float">
            <text:p>0.001038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00855" calcext:value-type="float">
            <text:p>0.000855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01045" calcext:value-type="float">
            <text:p>0.001045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01636" calcext:value-type="float">
            <text:p>0.001636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02192" calcext:value-type="float">
            <text:p>0.002192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02251" calcext:value-type="float">
            <text:p>0.002251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01817" calcext:value-type="float">
            <text:p>0.001817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01314" calcext:value-type="float">
            <text:p>0.001314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01004" calcext:value-type="float">
            <text:p>0.001004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01056" calcext:value-type="float">
            <text:p>0.001056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01352" calcext:value-type="float">
            <text:p>0.001352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01497" calcext:value-type="float">
            <text:p>0.001497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00459" calcext:value-type="float">
            <text:p>0.000459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00293" calcext:value-type="float">
            <text:p>0.000293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00414" calcext:value-type="float">
            <text:p>0.000414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00589" calcext:value-type="float">
            <text:p>0.000589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00531" calcext:value-type="float">
            <text:p>0.000531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00371" calcext:value-type="float">
            <text:p>0.000371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00362" calcext:value-type="float">
            <text:p>0.000362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00532" calcext:value-type="float">
            <text:p>0.000532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00756" calcext:value-type="float">
            <text:p>0.000756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00969" calcext:value-type="float">
            <text:p>0.000969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01229" calcext:value-type="float">
            <text:p>0.001229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01293" calcext:value-type="float">
            <text:p>0.001293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01377" calcext:value-type="float">
            <text:p>0.001377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01546" calcext:value-type="float">
            <text:p>0.00154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01747" calcext:value-type="float">
            <text:p>0.001747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01731" calcext:value-type="float">
            <text:p>0.001731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01457" calcext:value-type="float">
            <text:p>0.001457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01147" calcext:value-type="float">
            <text:p>0.001147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01026" calcext:value-type="float">
            <text:p>0.001026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1276" calcext:value-type="float">
            <text:p>0.001276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1192" calcext:value-type="float">
            <text:p>0.001192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057" calcext:value-type="float">
            <text:p>0.00057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0868" calcext:value-type="float">
            <text:p>0.000868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1694" calcext:value-type="float">
            <text:p>0.001694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3045" calcext:value-type="float">
            <text:p>0.003045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2971" calcext:value-type="float">
            <text:p>0.002971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2411" calcext:value-type="float">
            <text:p>0.002411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1781" calcext:value-type="float">
            <text:p>0.001781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1538" calcext:value-type="float">
            <text:p>0.001538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1826" calcext:value-type="float">
            <text:p>0.001826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2416" calcext:value-type="float">
            <text:p>0.002416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284" calcext:value-type="float">
            <text:p>0.00284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2822" calcext:value-type="float">
            <text:p>0.002822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2495" calcext:value-type="float">
            <text:p>0.002495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1967" calcext:value-type="float">
            <text:p>0.001967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1266" calcext:value-type="float">
            <text:p>0.001266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0812" calcext:value-type="float">
            <text:p>0.000812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1067" calcext:value-type="float">
            <text:p>0.001067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1791" calcext:value-type="float">
            <text:p>0.001791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2258" calcext:value-type="float">
            <text:p>0.002258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207" calcext:value-type="float">
            <text:p>0.00207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1544" calcext:value-type="float">
            <text:p>0.001544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1226" calcext:value-type="float">
            <text:p>0.001226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1672" calcext:value-type="float">
            <text:p>0.001672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3765" calcext:value-type="float">
            <text:p>0.003765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3649" calcext:value-type="float">
            <text:p>0.003649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3112" calcext:value-type="float">
            <text:p>0.003112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2597" calcext:value-type="float">
            <text:p>0.002597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2342" calcext:value-type="float">
            <text:p>0.002342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2299" calcext:value-type="float">
            <text:p>0.002299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2147" calcext:value-type="float">
            <text:p>0.002147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2113" calcext:value-type="float">
            <text:p>0.002113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2055" calcext:value-type="float">
            <text:p>0.002055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1611" calcext:value-type="float">
            <text:p>0.001611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0869" calcext:value-type="float">
            <text:p>0.000869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0259" calcext:value-type="float">
            <text:p>0.000259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0375" calcext:value-type="float">
            <text:p>0.000375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0635" calcext:value-type="float">
            <text:p>0.000635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0913" calcext:value-type="float">
            <text:p>0.000913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1287" calcext:value-type="float">
            <text:p>0.001287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1204" calcext:value-type="float">
            <text:p>0.001204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1108" calcext:value-type="float">
            <text:p>0.001108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1494" calcext:value-type="float">
            <text:p>0.001494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1869" calcext:value-type="float">
            <text:p>0.001869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2023" calcext:value-type="float">
            <text:p>0.002023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2108" calcext:value-type="float">
            <text:p>0.002108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2381" calcext:value-type="float">
            <text:p>0.002381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2169" calcext:value-type="float">
            <text:p>0.002169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1542" calcext:value-type="float">
            <text:p>0.001542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1225" calcext:value-type="float">
            <text:p>0.001225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1323" calcext:value-type="float">
            <text:p>0.001323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1163" calcext:value-type="float">
            <text:p>0.001163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0775" calcext:value-type="float">
            <text:p>0.000775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0749" calcext:value-type="float">
            <text:p>0.000749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0907" calcext:value-type="float">
            <text:p>0.000907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0715" calcext:value-type="float">
            <text:p>0.000715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0392" calcext:value-type="float">
            <text:p>0.000392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0923" calcext:value-type="float">
            <text:p>0.000923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1365" calcext:value-type="float">
            <text:p>0.001365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2077" calcext:value-type="float">
            <text:p>0.002077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3799" calcext:value-type="float">
            <text:p>0.003799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517" calcext:value-type="float">
            <text:p>0.00517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4764" calcext:value-type="float">
            <text:p>0.004764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3027" calcext:value-type="float">
            <text:p>0.003027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1754" calcext:value-type="float">
            <text:p>0.001754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1366" calcext:value-type="float">
            <text:p>0.001366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0679" calcext:value-type="float">
            <text:p>0.000679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136" calcext:value-type="float">
            <text:p>0.00136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1931" calcext:value-type="float">
            <text:p>0.00193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2007" calcext:value-type="float">
            <text:p>0.002007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1631" calcext:value-type="float">
            <text:p>0.001631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0917" calcext:value-type="float">
            <text:p>0.000917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0605" calcext:value-type="float">
            <text:p>0.000605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0854" calcext:value-type="float">
            <text:p>0.000854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1044" calcext:value-type="float">
            <text:p>0.001044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0813" calcext:value-type="float">
            <text:p>0.000813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0258" calcext:value-type="float">
            <text:p>0.000258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0251" calcext:value-type="float">
            <text:p>0.000251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1048" calcext:value-type="float">
            <text:p>0.001048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1936" calcext:value-type="float">
            <text:p>0.00193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2485" calcext:value-type="float">
            <text:p>0.002485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1142" calcext:value-type="float">
            <text:p>0.001142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0343" calcext:value-type="float">
            <text:p>0.000343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0193" calcext:value-type="float">
            <text:p>0.000193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0745" calcext:value-type="float">
            <text:p>0.000745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1289" calcext:value-type="float">
            <text:p>0.001289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1531" calcext:value-type="float">
            <text:p>0.001531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0596" calcext:value-type="float">
            <text:p>0.000596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0604" calcext:value-type="float">
            <text:p>0.000604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2012" calcext:value-type="float">
            <text:p>0.002012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3133" calcext:value-type="float">
            <text:p>0.003133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2044" calcext:value-type="float">
            <text:p>0.002044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1194" calcext:value-type="float">
            <text:p>0.001194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1126" calcext:value-type="float">
            <text:p>0.001126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1423" calcext:value-type="float">
            <text:p>0.001423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1625" calcext:value-type="float">
            <text:p>0.001625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1779" calcext:value-type="float">
            <text:p>0.001779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185" calcext:value-type="float">
            <text:p>0.00185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1384" calcext:value-type="float">
            <text:p>0.001384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0807" calcext:value-type="float">
            <text:p>0.000807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0932" calcext:value-type="float">
            <text:p>0.000932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2323" calcext:value-type="float">
            <text:p>0.002323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2931" calcext:value-type="float">
            <text:p>0.002931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2351" calcext:value-type="float">
            <text:p>0.002351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1876" calcext:value-type="float">
            <text:p>0.001876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2847" calcext:value-type="float">
            <text:p>0.002847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5485" calcext:value-type="float">
            <text:p>0.005485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5485" calcext:value-type="float">
            <text:p>0.005485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5485" calcext:value-type="float">
            <text:p>0.005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2:42.105670434</dc:date>
    <meta:editing-duration>PT11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